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;[.G61];[.G90])" office:value-type="float" office:value="148500" calcext:value-type="float">
            <text:p>1485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0" calcext:value-type="float">
            <text:p>0</text:p>
          </table:table-cell>
          <table:table-cell/>
          <table:table-cell table:formula="of:=[.K29]-60000" office:value-type="float" office:value="160000" calcext:value-type="float">
            <text:p>16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11500" calcext:value-type="float">
            <text:p>115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20000" calcext:value-type="float">
            <text:p>220000</text:p>
          </table:table-cell>
          <table:table-cell table:style-name="ce15" table:formula="of:=SUM([.K22:.K28])" office:value-type="float" office:value="220000" calcext:value-type="float">
            <text:p>22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2036.79653679654" calcext:value-type="float">
            <text:p>2036.79653679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C84])" office:value-type="float" office:value="786.796536796537" calcext:value-type="float">
            <text:p>786.796536796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E84];[.F84])" office:value-type="float" office:value="2770.12987012987" calcext:value-type="float">
            <text:p>2770.12987012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1" office:value-type="float" office:value="733.333333333333" calcext:value-type="float">
            <text:p>733.3333333333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1983.33333333333" calcext:value-type="float">
            <text:p>1983.333333333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5])" office:value-type="float" office:value="58089.393939394" calcext:value-type="float">
            <text:p>58089.39393939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table:number-columns-repeated="4"/>
          <table:table-cell table:style-name="ce15" table:formula="of:=SUM([.B90:.F90])" office:value-type="float" office:value="8100" calcext:value-type="float">
            <text:p>8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];[.C113];[.D113];[.F113])" office:value-type="float" office:value="426.315789473684" calcext:value-type="float">
            <text:p>426.315789473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113:.F113])" office:value-type="float" office:value="426.315789473684" calcext:value-type="float">
            <text:p>426.315789473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C113])" office:value-type="float" office:value="426.315789473684" calcext:value-type="float">
            <text:p>426.315789473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13:.F11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3:.F113])" office:value-type="float" office:value="426.315789473684" calcext:value-type="float">
            <text:p>426.3157894737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3:.F113])" office:value-type="float" office:value="426.315789473684" calcext:value-type="float">
            <text:p>426.3157894737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0]/19" office:value-type="float" office:value="426.315789473684" calcext:value-type="float">
            <text:p>426.3157894737</text:p>
          </table:table-cell>
          <table:table-cell table:formula="of:=[.C90]/22" office:value-type="float" office:value="0" calcext:value-type="float">
            <text:p>0</text:p>
          </table:table-cell>
          <table:table-cell table:formula="of:=[.D90]/22" office:value-type="float" office:value="0" calcext:value-type="float">
            <text:p>0</text:p>
          </table:table-cell>
          <table:table-cell table:formula="of:=[.E90]/21" office:value-type="float" office:value="0" calcext:value-type="float">
            <text:p>0</text:p>
          </table:table-cell>
          <table:table-cell table:formula="of:=[.F90]/21" office:value-type="float" office:value="0" calcext:value-type="float">
            <text:p>0</text:p>
          </table:table-cell>
          <table:table-cell/>
          <table:table-cell table:formula="of:=SUM([.D113:.F11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D113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91:.H114])" office:value-type="float" office:value="8100" calcext:value-type="float">
            <text:p>810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2:06:12.794560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1T12:17:57.895080241</dc:date>
    <meta:editing-duration>P11DT1H33M15S</meta:editing-duration>
    <meta:editing-cycles>3378</meta:editing-cycles>
    <meta:generator>LibreOffice/4.2.8.2$Linux_X86_64 LibreOffice_project/420m0$Build-2</meta:generator>
    <meta:document-statistic meta:table-count="20" meta:cell-count="9374" meta:object-count="0"/>
  </office:meta>
</office:document-meta>
</file>